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Cascaded Style Shee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2" draw:text-style-name="P3" draw:layer="layout" svg:width="24cm" svg:height="3.095cm" svg:x="1.5cm" svg:y="3.5cm">
          <draw:text-box>
            <text:p><text:span text:style-name="T1">Rule of Thumb</text:span></text:p>
            <text:p/>
            <text:p>You do not fixate elements on the screen using properties like: top, right, bottom, left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Block-level Elements</text:p>
          </draw:text-box>
        </draw:frame>
        <draw:frame draw:style-name="gr2" draw:text-style-name="P3" draw:layer="layout" svg:width="24cm" svg:height="8.072cm" svg:x="1cm" svg:y="3.5cm">
          <draw:text-box>
            <text:p>A block-level element always starts on a new line, and the browsers automatically add some space (a margin) before and after the element.</text:p>
            <text:p/>
            <text:p>A block-level element always takes up the full width available (stretches out to the left and right as far as it can).</text:p>
            <text:p/>
            <text:p>Two commonly used block elements are: &lt;p&gt; and &lt;div&gt;.</text:p>
            <text:p/>
            <text:p>The &lt;p&gt; element defines a paragraph in an HTML document.</text:p>
            <text:p/>
            <text:p>The &lt;div&gt; element defines a division or a section in an HTML document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CSS float Property</text:p>
          </draw:text-box>
        </draw:frame>
        <draw:frame draw:style-name="gr2" draw:text-style-name="P3" draw:layer="layout" svg:width="25.5cm" svg:height="7.361cm" svg:x="0.5cm" svg:y="3cm">
          <draw:text-box>
            <text:p>img <text:s/>{</text:p>
            <text:p><text:s text:c="2"/>float: right;</text:p>
            <text:p>}</text:p>
            <text:p/>
            <text:p>Definition and Usage</text:p>
            <text:p/>
            <text:p>The float property specifies whether an element should float to the left, right, or not at all.</text:p>
            <text:p/>
            <text:p>Note: Elements next to a floating element will flow around it. To avoid this, use the clear property or the clearfix hack (see example at the bottom of this page)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4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7T18:51:11.350046719</meta:creation-date>
    <meta:editing-duration>PT11M3S</meta:editing-duration>
    <meta:editing-cycles>6</meta:editing-cycles>
    <meta:generator>LibreOffice/7.3.7.2$Linux_X86_64 LibreOffice_project/30$Build-2</meta:generator>
    <dc:title>Blue Curve</dc:title>
    <dc:date>2023-07-17T19:02:16.211246212</dc:date>
    <meta:document-statistic meta:object-count="50"/>
  </office:meta>
</office:document-meta>
</file>